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>
      <style:paragraph-properties fo:text-align="start" style:justify-single-word="false"/>
      <style:text-properties style:use-window-font-color="true" style:font-name="Century" fo:font-size="24pt" fo:font-style="italic" style:text-underline-style="none" fo:font-weight="normal" officeooo:rsid="001e1c58" officeooo:paragraph-rsid="001e1c58" style:font-size-asian="24pt" style:font-style-asian="italic" style:font-weight-asian="normal" style:font-size-complex="24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Century" fo:font-size="20pt" style:text-underline-style="solid" style:text-underline-width="auto" style:text-underline-color="font-color" fo:font-weight="bold" officeooo:rsid="001e1c58" officeooo:paragraph-rsid="001e1c58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e1c58" officeooo:paragraph-rsid="001e1c58" style:font-size-asian="20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e1c58" officeooo:paragraph-rsid="001e1c58" style:font-size-asian="20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e1c58" officeooo:paragraph-rsid="001e1c58" style:font-size-asian="20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e1c58" officeooo:paragraph-rsid="001e1c58" style:font-size-asian="20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entury" fo:font-size="20pt" fo:font-style="normal" style:text-underline-style="solid" style:text-underline-width="auto" style:text-underline-color="font-color" fo:font-weight="bold" officeooo:rsid="001e1c58" officeooo:paragraph-rsid="001e1c58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use-window-font-color="true" style:font-name="Century" fo:font-size="20pt" style:text-underline-style="none" fo:font-weight="bold" officeooo:rsid="001e1c58" officeooo:paragraph-rsid="001e1c58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entury" fo:font-size="20pt" style:text-underline-style="none" fo:font-weight="bold" officeooo:rsid="001e1c58" officeooo:paragraph-rsid="001e1c58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ed1c24" style:font-name="Century" fo:font-size="24pt" style:text-underline-style="solid" style:text-underline-width="auto" style:text-underline-color="font-color" fo:font-weight="bold" officeooo:rsid="001e1c58" officeooo:paragraph-rsid="001e1c58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ed1c24" style:font-name="Century" fo:font-size="20pt" style:text-underline-style="solid" style:text-underline-width="auto" style:text-underline-color="font-color" fo:font-weight="bold" officeooo:rsid="001e1c58" officeooo:paragraph-rsid="001e1c58" style:font-size-asian="20pt" style:font-weight-asian="bold" style:font-size-complex="20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ables des matières</text:p>
      <text:p text:style-name="P11"/>
      <text:p text:style-name="P2">1 - Introduction</text:p>
      <text:p text:style-name="P2"/>
      <text:p text:style-name="P2">2 - Phase de conception</text:p>
      <text:list xml:id="list1812873933" text:style-name="L1">
        <text:list-item>
          <text:p text:style-name="P3">Cahier des charges</text:p>
        </text:list-item>
        <text:list-item>
          <text:p text:style-name="P3">Cas d’utilisation</text:p>
        </text:list-item>
        <text:list-item>
          <text:p text:style-name="P3">Dictionnaire des données</text:p>
        </text:list-item>
        <text:list-item>
          <text:p text:style-name="P3">MCD</text:p>
        </text:list-item>
      </text:list>
      <text:p text:style-name="P4"/>
      <text:p text:style-name="P7">3 - Phase de developpement</text:p>
      <text:list xml:id="list2412590438" text:style-name="L2">
        <text:list-item>
          <text:p text:style-name="P8"><text:span text:style-name="T1">Description d’une fonction</text:span></text:p>
        </text:list-item>
        <text:list-item>
          <text:p text:style-name="P8"><text:span text:style-name="T1">Explication d’une recherche </text:span></text:p>
          <text:p text:style-name="P8"><text:span text:style-name="T1">en Anglais</text:span></text:p>
        </text:list-item>
        <text:list-item>
          <text:p text:style-name="P8"><text:span text:style-name="T1">Source de la recherche</text:span></text:p>
        </text:list-item>
        <text:list-item>
          <text:p text:style-name="P8"><text:span text:style-name="T1">Traduction de la source</text:span></text:p>
        </text:list-item>
      </text:list>
      <text:p text:style-name="P9"><text:span text:style-name="T1"/></text:p>
      <text:p text:style-name="P7">4 – Phase de déploiement</text:p>
      <text:list xml:id="list1816347381" text:style-name="L3">
        <text:list-item>
          <text:p text:style-name="P5">Comprendre le fonctionnement du serveur</text:p>
        </text:list-item>
        <text:list-item>
          <text:p text:style-name="P5">Mise en place du HTTPS</text:p>
        </text:list-item>
      </text:list>
      <text:p text:style-name="P4"/>
      <text:p text:style-name="P7">5 – Phase de test</text:p>
      <text:list xml:id="list2435663183" text:style-name="L4">
        <text:list-item>
          <text:p text:style-name="P6">Ma sécurité</text:p>
        </text:list-item>
        <text:list-item>
          <text:p text:style-name="P6">Jeux d’essais </text:p>
        </text:list-item>
      </text:list>
      <text:p text:style-name="P4"/>
      <text:p text:style-name="P7">6 – Evolution et maintenance</text:p>
      <text:list xml:id="list132284487" text:style-name="L5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57:57.960000000</meta:creation-date>
    <dc:date>2019-03-26T15:19:16.508000000</dc:date>
    <meta:editing-duration>PT11M8S</meta:editing-duration>
    <meta:editing-cycles>1</meta:editing-cycles>
    <meta:document-statistic meta:table-count="0" meta:image-count="0" meta:object-count="0" meta:page-count="1" meta:paragraph-count="21" meta:word-count="81" meta:character-count="424" meta:non-whitespace-character-count="372"/>
    <meta:generator>LibreOffice/6.0.6.2$Windows_X86_64 LibreOffice_project/0c292870b25a325b5ed35f6b45599d2ea4458e77</meta:generator>
  </office:meta>
</office:document-meta>
</file>